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944" officeooo:paragraph-rsid="000e8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word-pattern/</text:p>
      <text:p text:style-name="P1"/>
      <text:p text:style-name="P1">public class Solution {</text:p>
      <text:p text:style-name="P1"><text:s text:c="4"/>public boolean wordPattern(String pattern, String str)</text:p>
      <text:p text:style-name="P1"><text:s text:c="4"/>{</text:p>
      <text:p text:style-name="P1"><text:s text:c="8"/>boolean stat = true;</text:p>
      <text:p text:style-name="P1"><text:s text:c="8"/>if(pattern == null || str == null)</text:p>
      <text:p text:style-name="P1"><text:s text:c="8"/>{</text:p>
      <text:p text:style-name="P1"><text:s text:c="12"/>return false;</text:p>
      <text:p text:style-name="P1"><text:s text:c="8"/>}</text:p>
      <text:p text:style-name="P1"><text:s text:c="8"/>else</text:p>
      <text:p text:style-name="P1"><text:s text:c="8"/>{</text:p>
      <text:p text:style-name="P1"><text:s text:c="12"/>char[] patt_arr = pattern.toCharArray(); <text:s text:c="2"/></text:p>
      <text:p text:style-name="P1"><text:s text:c="12"/>String[] str_arr = str.split(" ");</text:p>
      <text:p text:style-name="P1"><text:s text:c="12"/>if(patt_arr.length != str_arr.length)</text:p>
      <text:p text:style-name="P1"><text:s text:c="12"/>{</text:p>
      <text:p text:style-name="P1"><text:s text:c="16"/>stat = false;</text:p>
      <text:p text:style-name="P1"><text:s text:c="16"/>return stat; </text:p>
      <text:p text:style-name="P1"><text:s text:c="12"/>}</text:p>
      <text:p text:style-name="P1"><text:s text:c="12"/>HashMap&lt;Character,String&gt; pat_to_str = new HashMap&lt;Character,String&gt;();</text:p>
      <text:p text:style-name="P1"><text:s text:c="12"/>HashMap&lt;String,Character&gt; str_to_pat = new HashMap&lt;String,Character&gt;();</text:p>
      <text:p text:style-name="P1"><text:s text:c="12"/>for(int i = 0; i &lt; patt_arr.length; i++)</text:p>
      <text:p text:style-name="P1"><text:s text:c="12"/>{</text:p>
      <text:p text:style-name="P1"><text:s text:c="16"/>pat_to_str.put(patt_arr[i],str_arr[i]);</text:p>
      <text:p text:style-name="P1"><text:s text:c="16"/>str_to_pat.put(str_arr[i],patt_arr[i]);</text:p>
      <text:p text:style-name="P1"><text:s text:c="12"/>}</text:p>
      <text:p text:style-name="P1"><text:s text:c="12"/></text:p>
      <text:p text:style-name="P1"><text:s text:c="12"/>// now constrct new strs ... and tell they are the same ( note :: add space, except for last one )</text:p>
      <text:p text:style-name="P1"><text:s text:c="12"/>// better ... construct array, and join ze string !</text:p>
      <text:p text:style-name="P1"><text:s text:c="12"/>StringBuilder const_patt = new StringBuilder("");</text:p>
      <text:p text:style-name="P1"><text:s text:c="12"/>StringBuilder const_str = new StringBuilder("");</text:p>
      <text:p text:style-name="P1"><text:s text:c="12"/></text:p>
      <text:p text:style-name="P1"><text:s text:c="12"/>for(int i = 0; i &lt; str_arr.length; i++)</text:p>
      <text:p text:style-name="P1"><text:s text:c="12"/>{</text:p>
      <text:p text:style-name="P1"><text:s text:c="16"/>const_patt.append(str_to_pat.get(str_arr[i]));</text:p>
      <text:p text:style-name="P1"><text:s text:c="16"/>const_str.append(pat_to_str.get(patt_arr[i])).append(" ");</text:p>
      <text:p text:style-name="P1"><text:s text:c="12"/>}</text:p>
      <text:p text:style-name="P1"/>
      <text:p text:style-name="P1"><text:s text:c="12"/>// compare to initial results</text:p>
      <text:p text:style-name="P1"><text:s text:c="12"/>if(!const_str.toString().trim().equals(str) || !const_patt.toString().equals(pattern))</text:p>
      <text:p text:style-name="P1"><text:s text:c="12"/>{</text:p>
      <text:p text:style-name="P1"><text:s text:c="16"/>stat = false; </text:p>
      <text:p text:style-name="P1"><text:s text:c="12"/>}</text:p>
      <text:p text:style-name="P1"><text:s text:c="8"/>}</text:p>
      <text:p text:style-name="P1"><text:s text:c="8"/>return stat; 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8:16:52.373888688</meta:creation-date>
    <dc:date>2017-01-26T18:17:04.130846402</dc:date>
    <meta:editing-duration>PT11S</meta:editing-duration>
    <meta:editing-cycles>1</meta:editing-cycles>
    <meta:document-statistic meta:table-count="0" meta:image-count="0" meta:object-count="0" meta:page-count="1" meta:paragraph-count="45" meta:word-count="143" meta:character-count="1613" meta:non-whitespace-character-count="1031"/>
    <meta:generator>LibreOffice/5.1.4.2$Linux_X86_64 LibreOffice_project/10m0$Build-2</meta:generator>
  </office:meta>
</office:document-meta>
</file>